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7.811cm"/>
    </style:style>
    <style:style style:name="Table1.B" style:family="table-column">
      <style:table-column-properties style:column-width="7.6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bfbfbf"/>
    </style:style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3" style:family="paragraph" style:parent-style-name="Standard">
      <style:paragraph-properties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4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Player picking up extraFirePowers</text:p>
      <text:p text:style-name="P2">Short description</text:p>
      <text:p text:style-name="P2">A player is moved to a new tile. I assume that a extraFirePowerTile is placed to the right of the player. </text:p>
      <text:p text:style-name="P2">Priority: high</text:p>
      <text:p text:style-name="P2">Extends or Includes: UC move</text:p>
      <text:p text:style-name="P2">Participating actors</text:p>
      <text:p text:style-name="P4">Player 1</text:p>
      <text:p text:style-name="P2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ctor</text:p>
          </table:table-cell>
          <table:table-cell table:style-name="Table1.A1" office:value-type="string">
            <text:p text:style-name="P2">System</text:p>
          </table:table-cell>
        </table:table-row>
        <table:table-row table:style-name="Table1.1">
          <table:table-cell table:style-name="Table1.A1" office:value-type="string">
            <text:p text:style-name="P2">Presses the key in the direction of the item.</text:p>
          </table:table-cell>
          <table:table-cell table:style-name="Table1.A1" office:value-type="string">
            <text:p text:style-name="P2">Player 1´s avatar is moved (see UC move) from the actual space on the board to the tile to its right on the board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Player 1´s avatar increment his firePower with one.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2"/>
      <text:p text:style-name="P2">Alternate flow:</text:p>
      <text:p text:style-name="P2">Not available</text:p>
      <text:p text:style-name="P2"/>
      <text:p text:style-name="P2">Exeptional flow:</text:p>
      <text:p text:style-name="P2">Not availab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19:24:36</meta:creation-date>
    <dc:date>2012-05-22T11:21:23</dc:date>
    <meta:editing-duration>PT2M59S</meta:editing-duration>
    <meta:editing-cycles>2</meta:editing-cycles>
    <meta:generator>LibreOffice/3.4$Win32 LibreOffice_project/340m1$Build-502</meta:generator>
    <meta:document-statistic meta:table-count="1" meta:image-count="0" meta:object-count="0" meta:page-count="1" meta:paragraph-count="17" meta:word-count="95" meta:character-count="535" meta:non-whitespace-character-count="455"/>
    <dc:creator>Marcus Tyren</dc:creator>
  </office:meta>
</office:document-meta>
</file>